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onsolas" svg:font-family="Consola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style:vertical-align="middle"/>
      <style:text-properties fo:color="#808080" style:font-name="Consolas" style:font-name-asian="Consolas" style:font-name-complex="Consolas" fo:font-size="9pt" style:font-size-asian="9pt" style:font-size-complex="9pt" style:font-family-generic="modern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T1" style:family="text" style:parent-style-name="Default">
      <style:text-properties fo:color="#000000" style:text-line-through-style="none" style:font-name="Arial1" style:font-name-asian="Arial1" style:font-name-complex="Arial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1" style:font-name-asian="Arial1" style:font-name-complex="Arial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3.67770833333333cm"/>
    </style:style>
    <style:style style:name="co2" style:family="table-column">
      <style:table-column-properties fo:break-before="auto" style:column-width="3.14854166666667cm"/>
    </style:style>
    <style:style style:name="co3" style:family="table-column">
      <style:table-column-properties fo:break-before="auto" style:column-width="3.04270833333333cm"/>
    </style:style>
    <style:style style:name="co4" style:family="table-column">
      <style:table-column-properties fo:break-before="auto" style:column-width="14.0229166666667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05833333333333cm"/>
    </style:style>
    <style:style style:name="co7" style:family="table-column">
      <style:table-column-properties fo:break-before="auto" style:column-width="1.16416666666667cm"/>
    </style:style>
    <style:style style:name="co8" style:family="table-column">
      <style:table-column-properties fo:break-before="auto" style:column-width="11.6416666666667cm"/>
    </style:style>
    <style:style style:name="co9" style:family="table-column">
      <style:table-column-properties fo:break-before="auto" style:column-width="10.7685416666667cm"/>
    </style:style>
    <style:style style:name="co10" style:family="table-column">
      <style:table-column-properties fo:break-before="auto" style:column-width="2.8575cm"/>
    </style:style>
    <style:style style:name="co11" style:family="table-column">
      <style:table-column-properties fo:break-before="auto" style:column-width="3.30729166666667cm"/>
    </style:style>
    <style:style style:name="co12" style:family="table-column">
      <style:table-column-properties fo:break-before="auto" style:column-width="2.03729166666667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14.65pt" style:use-optimal-row-height="false" fo:break-before="auto"/>
    </style:style>
    <style:style style:name="ro2" style:family="table-row">
      <style:table-row-properties style:row-height="81pt" style:use-optimal-row-height="false" fo:break-before="auto"/>
    </style:style>
    <style:style style:name="ro3" style:family="table-row">
      <style:table-row-properties style:row-height="71.25pt" style:use-optimal-row-height="false" fo:break-before="auto"/>
    </style:style>
    <style:style style:name="ro4" style:family="table-row">
      <style:table-row-properties style:row-height="117.7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71.25pt" style:use-optimal-row-height="true" fo:break-before="auto"/>
    </style:style>
    <style:style style:name="ro8" style:family="table-row">
      <style:table-row-properties style:row-height="99.75pt" style:use-optimal-row-height="true" fo:break-before="auto"/>
    </style:style>
    <style:style style:name="ro9" style:family="table-row">
      <style:table-row-properties style:row-height="57pt" style:use-optimal-row-height="true" fo:break-before="auto"/>
    </style:style>
    <style:style style:name="ro10" style:family="table-row">
      <style:table-row-properties style:row-height="61.9pt" style:use-optimal-row-height="false" fo:break-before="auto"/>
    </style:style>
    <style:style style:name="ro11" style:family="table-row">
      <style:table-row-properties style:row-height="85.5pt" style:use-optimal-row-height="true" fo:break-before="auto"/>
    </style:style>
    <style:style style:name="ro12" style:family="table-row">
      <style:table-row-properties style:row-height="37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xls-1209-125817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 table:visibility="collapse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2"/>
        <table:table-column table:style-name="co11" table:default-cell-style-name="ce1"/>
        <table:table-column table:style-name="co12" table:default-cell-style-name="ce1"/>
        <table:table-column table:style-name="co13" table:number-columns-repeated="16372" table:default-cell-style-name="ce1"/>
        <table:table-row table:style-name="ro1">
          <table:table-cell office:value-type="string" table:style-name="ce1">
            <text:p>product_code</text:p>
          </table:table-cell>
          <table:table-cell office:value-type="string" table:style-name="ce1">
            <text:p>category_id</text:p>
          </table:table-cell>
          <table:table-cell office:value-type="string" table:style-name="ce1">
            <text:p>subcategory_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n_tip</text:p>
          </table:table-cell>
          <table:table-cell office:value-type="string" table:style-name="ce1">
            <text:p>stoc</text:p>
          </table:table-cell>
          <table:table-cell office:value-type="string" table:style-name="ce1">
            <text:p>price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string" table:style-name="ce1">
            <text:p>consider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01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PLATOU STICLA 12353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02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STICLA 12318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03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DECORATIVE STICLA 12396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04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CORATIV STICLA 12425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05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316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0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319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0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355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0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272</text:p>
          </table:table-cell>
          <table:table-cell office:value-type="string" table:style-name="ce1">
            <text:p>Marfuri</text:p>
          </table:table-cell>
          <table:table-cell office:value-type="float" office:value="-1" table:style-name="ce1">
            <text:p>-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09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357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10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271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11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356</text:p>
          </table:table-cell>
          <table:table-cell office:value-type="string" table:style-name="ce1">
            <text:p>Marfuri</text:p>
          </table:table-cell>
          <table:table-cell office:value-type="float" office:value="3" table:style-name="ce1">
            <text:p>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12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293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13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268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14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CORATIV STICLA 12421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15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CORATIV STICLA 12419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1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CORATIV STICLA 12496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1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DIFERITE STICLA 12382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1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STICLA 12266</text:p>
          </table:table-cell>
          <table:table-cell office:value-type="string" table:style-name="ce1">
            <text:p>Marfuri</text:p>
          </table:table-cell>
          <table:table-cell office:value-type="float" office:value="3" table:style-name="ce1">
            <text:p>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19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CORATIV STICLA 12498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20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CORATIV STICLA 12499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21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 STICLA 12267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22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 STICLA 12272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23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 STICLA 12291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24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DETALII TEHNICA FLAMATA LEMN 12205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25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DETALII TEHNICA FLAMATA LEMN 12389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2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DETALII TEHNICA FLAMANDA PANZA 12394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2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CORATIV STICLA 12495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2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DETALII TEHNICA FLAMATA LEMN 12206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29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DETALII TEHNICA FLAMATA LEMN 12207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30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DETALII TEHNICA FLAMANDA LEMN 12387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31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 STICLA 12356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00000035</text:p>
          </table:table-cell>
          <table:table-cell office:value-type="float" office:value="1000" table:style-name="ce1">
            <text:p>1000</text:p>
          </table:table-cell>
          <table:table-cell office:value-type="float" office:value="1003" table:style-name="ce1">
            <text:p>1003</text:p>
          </table:table-cell>
          <table:table-cell office:value-type="string" table:style-name="ce1">
            <text:p>Abonament 3 vinuri</text:p>
          </table:table-cell>
          <table:table-cell office:value-type="float" office:value="156" table:style-name="ce1">
            <text:p>156</text:p>
          </table:table-cell>
          <table:table-cell office:value-type="float" office:value="150" table:style-name="ce1">
            <text:p>150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Abonament lunar - 3 vinuri</text:p>
          </table:table-cell>
          <table:table-cell office:value-type="string" table:style-name="ce1">
            <text:p>Este un vin floral, cu note de tei, salcam si caprifoi. Gurmand si plin, lasa o savoare unica, cu o aciditate placuta si usoara, iti va oferi toata bogatia sa aromata daca il savurezi la o temperatura intre 10 si 14 grade Celsius.</text:p>
          </table:table-cell>
          <table:table-cell office:value-type="string" table:style-name="ce1">
            <text:p>Alcool: 12%</text:p>
          </table:table-cell>
          <table:table-cell office:value-type="string" table:style-name="ce2">
            <text:p>Subscription_3.pn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00000036</text:p>
          </table:table-cell>
          <table:table-cell office:value-type="float" office:value="1000" table:style-name="ce1">
            <text:p>1000</text:p>
          </table:table-cell>
          <table:table-cell office:value-type="float" office:value="1003" table:style-name="ce1">
            <text:p>1003</text:p>
          </table:table-cell>
          <table:table-cell office:value-type="string" table:style-name="ce1">
            <text:p>Abonament 6 vinuri</text:p>
          </table:table-cell>
          <table:table-cell office:value-type="float" office:value="156" table:style-name="ce1">
            <text:p>156</text:p>
          </table:table-cell>
          <table:table-cell office:value-type="float" office:value="250" table:style-name="ce1">
            <text:p>250</text:p>
          </table:table-cell>
          <table:table-cell office:value-type="float" office:value="250" table:style-name="ce1">
            <text:p>250</text:p>
          </table:table-cell>
          <table:table-cell office:value-type="string" table:style-name="ce1">
            <text:p>Abonament lunar - 6 vinuri</text:p>
          </table:table-cell>
          <table:table-cell office:value-type="string" table:style-name="ce1">
            <text:p>Este un vin floral, cu note de tei, salcam si caprifoi. Gurmand si plin, lasa o savoare unica, cu o aciditate placuta si usoara, iti va oferi toata bogatia sa aromata daca il savurezi la o temperatura intre 10 si 14 grade Celsius.</text:p>
          </table:table-cell>
          <table:table-cell office:value-type="string" table:style-name="ce1">
            <text:p>Alcool: 12%</text:p>
          </table:table-cell>
          <table:table-cell office:value-type="string" table:style-name="ce2">
            <text:p>Subscription_6.pn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4">
          <table:table-cell office:value-type="string" table:style-name="ce1">
            <text:p>00000032</text:p>
          </table:table-cell>
          <table:table-cell office:value-type="float" office:value="1000" table:style-name="ce1">
            <text:p>1000</text:p>
          </table:table-cell>
          <table:table-cell office:value-type="float" office:value="1003" table:style-name="ce1">
            <text:p>1003</text:p>
          </table:table-cell>
          <table:table-cell office:value-type="string" table:style-name="ce1">
            <text:p>GRIVIN Alb 2018</text:p>
          </table:table-cell>
          <table:table-cell office:value-type="string" table:style-name="ce1">
            <text:p>Marfuri</text:p>
          </table:table-cell>
          <table:table-cell office:value-type="float" office:value="156" table:style-name="ce1">
            <text:p>156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ec | 0.75L | Temperatura servire: 10-14 °C | Mehedinti, Romania</text:p>
          </table:table-cell>
          <table:table-cell office:value-type="string" table:style-name="ce3">
            <text:p>Este un vin floral, cu note de tei, salcam si caprifoi. Gurmand si plin, lasa o savoare unica, cu o aciditate placuta si usoara, iti va oferi toata bogatia sa aromata daca il savurezi la o temperatura intre 10 si 14 grade Celsius.</text:p>
          </table:table-cell>
          <table:table-cell office:value-type="string" table:style-name="ce2">
            <text:p>Alcool: 12%</text:p>
          </table:table-cell>
          <table:table-cell office:value-type="string" table:style-name="ce4">
            <text:p>grivin_white.pn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33</text:p>
          </table:table-cell>
          <table:table-cell office:value-type="float" office:value="1000" table:style-name="ce1">
            <text:p>1000</text:p>
          </table:table-cell>
          <table:table-cell office:value-type="float" office:value="1002" table:style-name="ce1">
            <text:p>1002</text:p>
          </table:table-cell>
          <table:table-cell office:value-type="string" table:style-name="ce1">
            <text:p>GRIVIN Rose 2018</text:p>
          </table:table-cell>
          <table:table-cell office:value-type="string" table:style-name="ce1">
            <text:p>Marfuri</text:p>
          </table:table-cell>
          <table:table-cell office:value-type="float" office:value="140" table:style-name="ce1">
            <text:p>140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ec | 0.75L | Temperatura servire: 10-14 °C | Mehedinti, Romania</text:p>
          </table:table-cell>
          <table:table-cell office:value-type="string" table:style-name="ce3">
            <text:p>Cu o culoare roz deschis, vinul nostru ofera un buchet intens de fructe rosii si fructe de padure, cu o nota predominanta clara de capsuni.&lt;br&gt;Aroma este proaspata, cu o aciditate placuta si un finisaj aromatic fructat.&lt;br&gt;Se recomanda savurarea lui la o temperatura intre 10 si 14 grade Celsius.</text:p>
          </table:table-cell>
          <table:table-cell office:value-type="string" table:style-name="ce2">
            <text:p>Alcool: 12.5%</text:p>
          </table:table-cell>
          <table:table-cell office:value-type="string" table:style-name="ce4">
            <text:p>grivin_rose.pn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0000034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GRIVIN Rosu 2016</text:p>
          </table:table-cell>
          <table:table-cell office:value-type="string" table:style-name="ce1">
            <text:p>Marfuri</text:p>
          </table:table-cell>
          <table:table-cell office:value-type="float" office:value="136" table:style-name="ce1">
            <text:p>136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ec | 0.75L | Temperatura servire: 16-18 °C | Mehedinti, Romania</text:p>
          </table:table-cell>
          <table:table-cell office:value-type="string" table:style-name="ce3">
            <text:p>Acest vin rosu este un cupaj nobil de Merlot, Cabernet Sauvignon si Syrah, fiind rezultatul unei meticuloase imbinari a muncii in podgorie in crama. &lt;br&gt; &lt;br&gt; Acest vin este bogat, fervent si elegant. Cu o culoare intensa, mirosul este complex, cu indicii de fructe coapte si condimente, ardei, cuisoare <text:s/>si un strop de vanilie dulce, are un gust plin si bine structurat cu <text:s/>taninuri usor matasoase. Se recomanda savurarea lui la o temperatura intre 16 si 18 de grade Celsius.</text:p>
          </table:table-cell>
          <table:table-cell office:value-type="string" table:style-name="ce2">
            <text:p>Alcool: 14%</text:p>
          </table:table-cell>
          <table:table-cell office:value-type="string" table:style-name="ce4">
            <text:p>grivin_red.pn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3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BATON CIOCOLATA BARON</text:p>
          </table:table-cell>
          <table:table-cell office:value-type="string" table:style-name="ce1">
            <text:p>Alte mat. consumabile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3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IOCOLATA DE CASA DAVINIA</text:p>
          </table:table-cell>
          <table:table-cell office:value-type="string" table:style-name="ce1">
            <text:p>Alte mat. consumabile</text:p>
          </table:table-cell>
          <table:table-cell office:value-type="float" office:value="210" table:style-name="ce1">
            <text:p>2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39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AMBALAJ BARON</text:p>
          </table:table-cell>
          <table:table-cell office:value-type="string" table:style-name="ce1">
            <text:p>Ambalaje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40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AMBALAJ DAVINIA</text:p>
          </table:table-cell>
          <table:table-cell office:value-type="string" table:style-name="ce1">
            <text:p>Ambalaje</text:p>
          </table:table-cell>
          <table:table-cell office:value-type="float" office:value="210" table:style-name="ce1">
            <text:p>2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41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OASIS - BE HERE NOW (REMASTERED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41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42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JOPLIN JANIS - JANIS JOPLIN GREATEST HI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42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43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JACKSON - MICHAEL - THRILLER (PICTURE VINIL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43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44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JACKSON MICHAEL - DANGEROU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4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45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JACKSON MICHAEL - BAD (PICTURE VINYL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45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46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HARRIS CALVIN, DUA LIPA - ONE KIS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46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47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G-EAZY - THE BEAUTIFUL &amp; DAMNED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47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48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ZIMMER HANS - HANS ZIMMER THE CLASSICS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48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49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EVORA CESARIA - CESARIA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49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50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VARIOUS - FOR THE THRONE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50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51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VARIOUS MUSIC INSPIRED BY THE FILM ROMA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51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52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VARIOUS DIRTY DANCING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52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53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VARIOUS TOP GU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53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54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VARIOUS CHRISTMAS CLASSIC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5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55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TIMBERLAKE JUSTIN - JUSTIFIED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55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56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SCRIPT - THE #3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120" table:style-name="ce1">
            <text:p>12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56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57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SADE - THE BEST OF SAD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57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58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PRINCE - RAVE IN2 THE JOY FANTASTIC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58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59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PRESLEY ELVIS - MERRY CHRISTMAS BABY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59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60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PINK - THE TRUTH ABOUT LOV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60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61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PINK - CAN'T TAKE ME HOM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61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62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EURYTMICS - GREATEST HI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62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63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DEPECHE MODE - BLACK CELEBRATIO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63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64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DEPECHE MODE - VIOLATOR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6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65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DAVIS MILES - IN A SILENT WAY (50TH ANNIVERSARY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65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66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DAVIS MILES - KIND OF BLU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66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67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COHEN LEONARD - GREATEST HI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67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68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CALVIN HARRIS, SAM SMITH - RPOMISE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68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69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BOWIE DAVID - HEATHE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69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70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BOWIE DAVID - NO PLAN EP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70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71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BOWIE DAVID - BLACKSTAR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71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72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ALLE FARBEN - STICKER ON MY SUITCAS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72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73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AEROSMITH - AEROSMITH'S GREATEST HI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73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74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ZIMMER HANS - THE WORLD OF HANS ZIMMER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7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75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CAREY MARIAH - ALL I WANT FOR CHRISTMAS IS YOU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75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99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SPRINGSTEEN BRUCE - WRECKING BALL (CD + 2VL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99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00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SPRINGSTEEN BRUCE - THE WILD, THE INNOCENT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100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01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SPRINGSTEEN PRINCE - THE RIVER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101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5">
          <table:table-cell office:value-type="string" table:style-name="ce1">
            <text:p>00000076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ZIMMER HANS INFERNO (ORIGINAL MOTION PICTURES SONG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76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77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WONG SEE SANG - PIANO MOVIE LOUNGE VOL I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77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78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VARIOUS - THE BEST YEAR OF Y LIFE 1977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78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79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TIMBERLAKE JUSTIN - MAN OF THE WOOD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79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80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SIA WE ARE BOR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80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81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SIMPLE MINDS - BIG MUSIC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81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82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R KELLY BACK PANTIE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82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83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R KELLY 12 NIGHTS OF CHRISTMA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83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84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JARRE JEAN MICHAEL - OXYGENE 3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8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85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IMBRUGLIA NATALE - GLORIOUS THE SINGLES97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85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86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JARRE JEAN MICHAEL - OXYGEN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86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87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HARNONCOURT NIKOLAUS - NIKOLAUS HARNONCOURT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87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88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GIPSY KINGS - SOMOS GITANO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88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89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GIPSY KINGS - PASAJERO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89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90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GAHAN DAVE&amp;SOULSAVERS - ANGELS&amp;GOHS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90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91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FAITHLESS - FOREVER FAITHLESS - THE GREATEST HI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91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92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EVORA CESARIA VOZ D'AMOR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92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93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EVORA CESARIA SAO VICENTE D'LONG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93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94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EVORA CESARIA RADIN MINDELO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9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95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EVORA CESARIA BEST OF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95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96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ELECTRIC LIGHT ORCHESTRA THE COLLECTIO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96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97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DEPECHE MODE - SPIRIT (STANDARD CD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97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98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DAIVS MILES - THE REAL MILES DAVIS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98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02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DAVIS MILES - KIND OF BLUE DELUXE 50TH ANYVERSARY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02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03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VARIOUS - THE BEST YEAR OF MY LIFE 1976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03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04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VARIOUS - THE BEST CHRISTMAS HI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0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05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VARIOUS <text:s/>- I LOVE ROSSINI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05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06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VARIOUS - I LOVE PIANO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06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07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TIMBERLAKE JUSTIN - THE 20/20 EXPERIENCE 2OF2</text:p>
          </table:table-cell>
          <table:table-cell office:value-type="string" table:style-name="ce1">
            <text:p>Marfuri</text:p>
          </table:table-cell>
          <table:table-cell office:value-type="float" office:value="3" table:style-name="ce1">
            <text:p>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07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08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TIMBERLAKE JUSTIN - THE 20/20 EXPERIENCE - TH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08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09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PINK - THE TRUTH ABOUT LOVE (ROW EXPLICITDELUX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09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10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OFFSPRING THE GREATEST HI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10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12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COHEN LEONARD CAN'T FORGET A SOUVENIR OF THE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12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13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COCKER JOE THE LIFE OF A MAN - THE ULTIMATE HITS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13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14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COCKER JOE - FIRE IT UP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1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15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CARRERAS JOSE A LIFE IN MUSIC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15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16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BROWN JAMES - BEST OF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16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17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BOYLE SUSAN HOME FOR CHRISTMA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17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18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BANGLES THE ETERNAL FLAME THE BEST OF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18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19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ANASTACIA - PIECES OF A DREAM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19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20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ALICE IN CHAINS LIV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20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21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ALAN PARSONS PROJECT THE PYRAMID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21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22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2CELLOS - SCORE (EE VERSION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22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23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2CELLOS (SULIC&amp;HAUSEN) - IN2ITIO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23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24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DAVIS MILES - THE REAL MILES DAVI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2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25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COHEN LEONARD NEW SKIN FOR THE OLD CEREMONY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25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26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BRAXTON TONI BREATH AGAIN THE BEST OF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26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27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Kandinsky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8&lt;br&gt; Numar de pagini 288 &lt;br&gt; 180 x 180 x 24 mm</text:p>
          </table:table-cell>
          <table:table-cell table:style-name="ce2"/>
          <table:table-cell office:value-type="string" table:style-name="ce1">
            <text:p>127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28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100 Years of Fashion Illustratio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7&lt;br&gt; Numar de pagini 380 &lt;br&gt; 180 x 180 x 24 mm</text:p>
          </table:table-cell>
          <table:table-cell table:style-name="ce2"/>
          <table:table-cell office:value-type="string" table:style-name="ce1">
            <text:p>128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29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Street Art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7&lt;br&gt; Numar de pagini 500 &lt;br&gt; 180 x 180 x 24 mm</text:p>
          </table:table-cell>
          <table:table-cell table:style-name="ce2"/>
          <table:table-cell office:value-type="string" table:style-name="ce1">
            <text:p>129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6">
          <table:table-cell office:value-type="string" table:style-name="ce1">
            <text:p>00000130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Leonardo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8&lt;br&gt; Numar de pagini 217 &lt;br&gt; 180 x 180 x 24 mm</text:p>
          </table:table-cell>
          <table:table-cell table:style-name="ce2"/>
          <table:table-cell office:value-type="string" table:style-name="ce1">
            <text:p>130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6">
          <table:table-cell office:value-type="string" table:style-name="ce1">
            <text:p>00000131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Van Gogh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8&lt;br&gt; Numar de pagini 264 &lt;br&gt; 180 x 180 x 24 mm</text:p>
          </table:table-cell>
          <table:table-cell table:style-name="ce2"/>
          <table:table-cell office:value-type="string" table:style-name="ce1">
            <text:p>131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32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Gaudi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8&lt;br&gt; Numar de pagini 288 &lt;br&gt; 180 x 180 x 24 mm</text:p>
          </table:table-cell>
          <table:table-cell table:style-name="ce2"/>
          <table:table-cell office:value-type="string" table:style-name="ce1">
            <text:p>132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6">
          <table:table-cell office:value-type="string" table:style-name="ce1">
            <text:p>00000133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Rodi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8&lt;br&gt; Numar de pagini 264 &lt;br&gt; 180 x 180 x 24 mm</text:p>
          </table:table-cell>
          <table:table-cell table:style-name="ce2"/>
          <table:table-cell office:value-type="string" table:style-name="ce1">
            <text:p>133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6">
          <table:table-cell office:value-type="string" table:style-name="ce1">
            <text:p>00000134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Gaugui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8&lt;br&gt; Numar de pagini 284 &lt;br&gt; 180 x 180 x 24 mm</text:p>
          </table:table-cell>
          <table:table-cell table:style-name="ce2"/>
          <table:table-cell office:value-type="string" table:style-name="ce1">
            <text:p>13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35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Rembrandt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8&lt;br&gt; Numar de pagini 288 &lt;br&gt; 180 x 180 x 24 mm</text:p>
          </table:table-cell>
          <table:table-cell table:style-name="ce2"/>
          <table:table-cell office:value-type="string" table:style-name="ce1">
            <text:p>135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36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Prefab Architectur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6&lt;br&gt; Numar de pagini 580 &lt;br&gt; 180 x 180 x 24 mm</text:p>
          </table:table-cell>
          <table:table-cell table:style-name="ce2"/>
          <table:table-cell office:value-type="string" table:style-name="ce1">
            <text:p>136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37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Living with Wood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5&lt;br&gt; Numar de pagini 500 &lt;br&gt; 180 x 180 x 24 mm</text:p>
          </table:table-cell>
          <table:table-cell table:style-name="ce2"/>
          <table:table-cell office:value-type="string" table:style-name="ce1">
            <text:p>137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38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Modern Bathroom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6&lt;br&gt; Numar de pagini 500 &lt;br&gt; 180 x 180 x 24 mm</text:p>
          </table:table-cell>
          <table:table-cell table:style-name="ce2"/>
          <table:table-cell office:value-type="string" table:style-name="ce1">
            <text:p>138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39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The Home Book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6&lt;br&gt; Numar de pagini 580 &lt;br&gt; 180 x 180 x 24 mm</text:p>
          </table:table-cell>
          <table:table-cell table:style-name="ce2"/>
          <table:table-cell office:value-type="string" table:style-name="ce1">
            <text:p>139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40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Modern Country Home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5&lt;br&gt; Numar de pagini 500 &lt;br&gt; 180 x 180 x 24 mm</text:p>
          </table:table-cell>
          <table:table-cell table:style-name="ce2"/>
          <table:table-cell office:value-type="string" table:style-name="ce1">
            <text:p>140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41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Lofts 21<text:span text:style-name="T2">st</text:span><text:s/>Century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8&lt;br&gt; Numar de pagini 300 &lt;br&gt; 180 x 180 x 24 mm</text:p>
          </table:table-cell>
          <table:table-cell table:style-name="ce2"/>
          <table:table-cell office:value-type="string" table:style-name="ce1">
            <text:p>141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42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New Wood Kitchen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5&lt;br&gt; Numar de pagini 500 &lt;br&gt; 180 x 180 x 24 mm</text:p>
          </table:table-cell>
          <table:table-cell table:style-name="ce2"/>
          <table:table-cell office:value-type="string" table:style-name="ce1">
            <text:p>142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6">
          <table:table-cell office:value-type="string" table:style-name="ce1">
            <text:p>00000143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Cool Apartmen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5&lt;br&gt; Numar de pagini 500 &lt;br&gt; 180 x 180 x 24 mm</text:p>
          </table:table-cell>
          <table:table-cell table:style-name="ce2"/>
          <table:table-cell office:value-type="string" table:style-name="ce1">
            <text:p>143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6">
          <table:table-cell office:value-type="string" table:style-name="ce1">
            <text:p>00000144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ouse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8&lt;br&gt; Numar de pagini 360 &lt;br&gt; 189 x 187 mm</text:p>
          </table:table-cell>
          <table:table-cell table:style-name="ce2"/>
          <table:table-cell office:value-type="string" table:style-name="ce1">
            <text:p>14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45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RAMA FOTO MARO</text:p>
          </table:table-cell>
          <table:table-cell office:value-type="string" table:style-name="ce1">
            <text:p>Marfuri</text:p>
          </table:table-cell>
          <table:table-cell office:value-type="float" office:value="3" table:style-name="ce1">
            <text:p>3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table:style-name="ce1"/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4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RAMA FOTO MARO INCHIS</text:p>
          </table:table-cell>
          <table:table-cell office:value-type="string" table:style-name="ce1">
            <text:p>Marfuri</text:p>
          </table:table-cell>
          <table:table-cell office:value-type="float" office:value="4" table:style-name="ce1">
            <text:p>4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4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RAMA FOTO MESTEACAN</text:p>
          </table:table-cell>
          <table:table-cell office:value-type="string" table:style-name="ce1">
            <text:p>Marfuri</text:p>
          </table:table-cell>
          <table:table-cell office:value-type="float" office:value="3" table:style-name="ce1">
            <text:p>3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4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PAHARE DECANTOARE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49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APARAT ETICHETAT EVOFFICE MX5500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50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HARTIE IMPACHETAT MATASE</text:p>
          </table:table-cell>
          <table:table-cell office:value-type="string" table:style-name="ce1">
            <text:p>Alte mat. consumabile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51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MOBILIER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52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MDTV 100*36*53 NEGRU-MARO/STICLA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53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ETAJERA 100*175 NEGRU MARO/STICLA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54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SACOSA HARTIE 14*8*39</text:p>
          </table:table-cell>
          <table:table-cell office:value-type="string" table:style-name="ce1">
            <text:p>Alte mat. consumabile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55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SACOSA HARTIE 18*8*38</text:p>
          </table:table-cell>
          <table:table-cell office:value-type="string" table:style-name="ce1">
            <text:p>Alte mat. consumabile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5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SACOSA HARTIE 32*12*41</text:p>
          </table:table-cell>
          <table:table-cell office:value-type="string" table:style-name="ce1">
            <text:p>Alte mat. consumabile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5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SUPORT ETICHETE PLEXI 40*25MM</text:p>
          </table:table-cell>
          <table:table-cell office:value-type="string" table:style-name="ce1">
            <text:p>Alte mat. consumabil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5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ASA DE MARCAT TREMOL M20 ACTIVA GALAXY PLUS LAN AC90017684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59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ROLL-UP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60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GRATAR STICLE 83*30 GRI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61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STAMPILA PRINTER P40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62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RAMA FOTO DIGITALA SERIOUX SMARTART SA702LED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63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SACOSE HARTIE GRIVIN 41*32*13</text:p>
          </table:table-cell>
          <table:table-cell office:value-type="string" table:style-name="ce1">
            <text:p>Ambalaje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7">
          <table:table-cell office:value-type="string" table:style-name="ce1">
            <text:p>00000164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INA BALCODA RESERVA ROSU 2010</text:p>
          </table:table-cell>
          <table:table-cell office:value-type="string" table:style-name="ce1">
            <text:p>Marfuri</text:p>
          </table:table-cell>
          <table:table-cell office:value-type="float" office:value="7" table:style-name="ce1">
            <text:p>7</text:p>
          </table:table-cell>
          <table:table-cell office:value-type="float" office:value="65" table:style-name="ce5">
            <text:p>65</text:p>
          </table:table-cell>
          <table:table-cell office:value-type="string" table:style-name="ce1">
            <text:p>Alb | 0.75L | <text:s/>2010</text:p>
          </table:table-cell>
          <table:table-cell office:value-type="string" table:style-name="ce3">
            <text:p>Realizat din soiurile 95% Tempranillo și 5% Graciano. Tinut  timp de 18 luni în butoaie de stejar american și francez si alte 18 luni în sticlă înainte de eliberare.&lt;br&gt; Arome de mure, vișine, prune, cacao, condimente și vanilie. Gust usor taninos, finisaj lung și persistent.</text:p>
          </table:table-cell>
          <table:table-cell office:value-type="string" table:style-name="ce2">
            <text:p>Alcool: 13.5%</text:p>
          </table:table-cell>
          <table:table-cell office:value-type="string" table:style-name="ce1">
            <text:p>16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8">
          <table:table-cell office:value-type="string" table:style-name="ce1">
            <text:p>0000016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BPHR – PAYS D'OC PINOT NOIR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0.75L | <text:s/>2013</text:p>
          </table:table-cell>
          <table:table-cell office:value-type="string" table:style-name="ce3">
            <text:p>Ofera un buchet extrem de aromat de fructe rosi (cirese morello, coacaze negre) si violete pe o structură rotunjita, complet integrata. &lt;br&gt;Strugurii sunt decojiti si zdrobiti. Fermentarea alcoolica dureaza aproximativ sase zile la o temperatura cuprinsa intre 25 ° C și 30 ° C, urmata de macerare timp de 15 zile. Fermentarea malolactica are loc apoi în cuve.</text:p>
          </table:table-cell>
          <table:table-cell office:value-type="string" table:style-name="ce2">
            <text:p>Alcool: 12.5%</text:p>
          </table:table-cell>
          <table:table-cell office:value-type="string" table:style-name="ce1">
            <text:p>166.jpg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9">
          <table:table-cell office:value-type="string" table:style-name="ce1">
            <text:p>00000167</text:p>
          </table:table-cell>
          <table:table-cell office:value-type="float" office:value="1000" table:style-name="ce1">
            <text:p>1000</text:p>
          </table:table-cell>
          <table:table-cell office:value-type="float" office:value="1003" table:style-name="ce1">
            <text:p>1003</text:p>
          </table:table-cell>
          <table:table-cell office:value-type="string" table:style-name="ce3">
            <text:p>LA BASTIDE SAINT DOMINIQUE – COTES DU RHONE BLANC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0.75L | <text:s/>2013</text:p>
          </table:table-cell>
          <table:table-cell office:value-type="string" table:style-name="ce3">
            <text:p>&lt;strong&gt;Struguri&lt;/strong&gt;: 50% Viognier, 25% grenache alb si 25% Clairette. &lt;br&gt;Vin galben pal cu nuanțe verzi. Miros de piersici și ananas, cu indicii de citrice. Gust proaspat și plin, cu un final persistent de note exotice.</text:p>
          </table:table-cell>
          <table:table-cell office:value-type="string" table:style-name="ce2">
            <text:p>Alcool: 13.5%</text:p>
          </table:table-cell>
          <table:table-cell office:value-type="string" table:style-name="ce1">
            <text:p>167.jpg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0">
          <table:table-cell office:value-type="string" table:style-name="ce1">
            <text:p>0000016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GITANA CLASSICO – SAPERAVI</text:p>
          </table:table-cell>
          <table:table-cell office:value-type="string" table:style-name="ce1">
            <text:p>Marfuri</text:p>
          </table:table-cell>
          <table:table-cell office:value-type="float" office:value="10" table:style-name="ce1">
            <text:p>10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0.75L | <text:s/>2016</text:p>
          </table:table-cell>
          <table:table-cell office:value-type="string" table:style-name="ce1">
            <text:p>&lt;strong&gt;Soiul strugurilor:&lt;/strong&gt; 100% Saperavi&lt;br&gt; &lt;strong&gt;Aspect:&lt;/strong&gt; rosu rubiniu intens, cu nuante purpurii. &lt;br&gt; &lt;strong&gt;Miros:&lt;/strong&gt; aroma fina, complexa si bogata de fructe si prune uscate, la care se adauga nuantele de ciocolata. Gust intens si complex, cu o astringenta bine temperata, taninuri bogate si un post-gust rafinat prelung, cu note de piper.</text:p>
          </table:table-cell>
          <table:table-cell office:value-type="string" table:style-name="ce2">
            <text:p>Alcool: 14%</text:p>
          </table:table-cell>
          <table:table-cell office:value-type="string" table:style-name="ce1">
            <text:p>168.pn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1">
          <table:table-cell office:value-type="string" table:style-name="ce1">
            <text:p>00000169</text:p>
          </table:table-cell>
          <table:table-cell office:value-type="float" office:value="1000" table:style-name="ce1">
            <text:p>1000</text:p>
          </table:table-cell>
          <table:table-cell office:value-type="float" office:value="1003" table:style-name="ce1">
            <text:p>1003</text:p>
          </table:table-cell>
          <table:table-cell office:value-type="string" table:style-name="ce1">
            <text:p>TINAZZI BIANCO PUGLIA 2015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0.75L | <text:s/>2015</text:p>
          </table:table-cell>
          <table:table-cell office:value-type="string" table:style-name="ce3">
            <text:p>&lt;strong&gt;Aspect&lt;/strong&gt;: Galben cu nuante de verde crud.&lt;br&gt; &lt;strong&gt;Miros&lt;/strong&gt;: Fructat, se regasesc notele specific soiului Malvasia de piersica si notele florale. &lt;br&gt; &lt;strong&gt;Gust&lt;/strong&gt;: Aroma de piersica predomina la inceput, fiind urmata de subtile arome de piper lasand in post gustul persistent sa se regaseasca aromele de caisa.</text:p>
          </table:table-cell>
          <table:table-cell office:value-type="string" table:style-name="ce2">
            <text:p>Alcool: 12%</text:p>
          </table:table-cell>
          <table:table-cell office:value-type="string" table:style-name="ce1">
            <text:p>169.png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70</text:p>
          </table:table-cell>
          <table:table-cell office:value-type="float" office:value="1000" table:style-name="ce1">
            <text:p>1000</text:p>
          </table:table-cell>
          <table:table-cell office:value-type="float" office:value="1002" table:style-name="ce1">
            <text:p>1002</text:p>
          </table:table-cell>
          <table:table-cell office:value-type="string" table:style-name="ce1">
            <text:p>Château Clos Mignon Red 2017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0.75L | <text:s/>2017</text:p>
          </table:table-cell>
          <table:table-cell office:value-type="string" table:style-name="ce3">
            <text:p>50% Negrette, 25% Cabernet, 25% Syrah. Arome proaspete &lt;br&gt;&lt;br&gt;Chateau Clos Mignon este situat intre Garona si Tarn, langa Toulouse in renumita regiune viticola Fronton. Podgoria a devenit Appelation d’Origine Contrôlée in 1975, inca de atunci afiseaza etichete cu denumire de origine controlata, cea mai inalta calitate pe scara vinurilor franceze.</text:p>
          </table:table-cell>
          <table:table-cell office:value-type="string" table:style-name="ce2">
            <text:p>Alcool: 12.5%</text:p>
          </table:table-cell>
          <table:table-cell office:value-type="string" table:style-name="ce1">
            <text:p>170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71</text:p>
          </table:table-cell>
          <table:table-cell office:value-type="float" office:value="1000" table:style-name="ce1">
            <text:p>1000</text:p>
          </table:table-cell>
          <table:table-cell office:value-type="float" office:value="1003" table:style-name="ce1">
            <text:p>1003</text:p>
          </table:table-cell>
          <table:table-cell office:value-type="string" table:style-name="ce1">
            <text:p>Château Clos Mignon Rosé 2018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0.75L | <text:s/>2018</text:p>
          </table:table-cell>
          <table:table-cell office:value-type="string" table:style-name="ce1">
            <text:p>50% Negrette, 50% Syrah. Arome intense &lt;br&gt;&lt;br&gt;Chateau Clos Mignon este situat intre Garona si Tarn, langa Toulouse in renumita regiune viticola Fronton. Podgoria a devenit Appelation d’Origine Contrôlée in 1975, inca de atunci afiseaza etichete cu denumire de origine controlata, cea mai inalta calitate pe scara vinurilor franceze.</text:p>
          </table:table-cell>
          <table:table-cell office:value-type="string" table:style-name="ce2">
            <text:p>Alcool: 12.5%</text:p>
          </table:table-cell>
          <table:table-cell office:value-type="string" table:style-name="ce1">
            <text:p>171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2">
          <table:table-cell office:value-type="string" table:style-name="ce1">
            <text:p>00000172</text:p>
          </table:table-cell>
          <table:table-cell office:value-type="float" office:value="1000" table:style-name="ce1">
            <text:p>1000</text:p>
          </table:table-cell>
          <table:table-cell office:value-type="float" office:value="1002" table:style-name="ce1">
            <text:p>1002</text:p>
          </table:table-cell>
          <table:table-cell office:value-type="string" table:style-name="ce3">
            <text:p>Château Clos Mignon Selection 2018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0.75L | <text:s/>2018</text:p>
          </table:table-cell>
          <table:table-cell office:value-type="string" table:style-name="ce1">
            <text:p>60% Negrette, 40% Syrah. Un an exceptional, arome de violete din sudul Frantei <text:s/>&lt;br&gt;&lt;br&gt;Chateau Clos Mignon este situat intre Garona si Tarn, langa Toulouse in renumita regiune viticola Fronton. Podgoria a devenit Appelation d’Origine Contrôlée in 1975, inca de atunci afiseaza etichete cu denumire de origine controlata, cea mai inalta calitate pe scara vinurilor franceze.</text:p>
          </table:table-cell>
          <table:table-cell office:value-type="string" table:style-name="ce2">
            <text:p>Alcool: 12.5%</text:p>
          </table:table-cell>
          <table:table-cell office:value-type="string" table:style-name="ce1">
            <text:p>172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73</text:p>
          </table:table-cell>
          <table:table-cell office:value-type="float" office:value="1000" table:style-name="ce1">
            <text:p>1000</text:p>
          </table:table-cell>
          <table:table-cell office:value-type="float" office:value="1002" table:style-name="ce1">
            <text:p>1002</text:p>
          </table:table-cell>
          <table:table-cell office:value-type="string" table:style-name="ce1">
            <text:p>Château Clos Mignon Quercus 2016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0.75L | <text:s/>2016</text:p>
          </table:table-cell>
          <table:table-cell office:value-type="string" table:style-name="ce1">
            <text:p>20% Negrette, 30% Cabernet, 50% Syrah. Maturat in baric min 12 luni. Arome delicioase de stejar <text:s/>&lt;br&gt;&lt;br&gt;Chateau Clos Mignon este situat intre Garona si Tarn, langa Toulouse in renumita regiune viticola Fronton. Podgoria a devenit Appelation d’Origine Contrôlée in 1975, inca de atunci afiseaza etichete cu denumire de origine controlata, cea mai inalta calitate pe scara vinurilor franceze.</text:p>
          </table:table-cell>
          <table:table-cell office:value-type="string" table:style-name="ce2">
            <text:p>Alcool: 12.5%</text:p>
          </table:table-cell>
          <table:table-cell office:value-type="string" table:style-name="ce1">
            <text:p>173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74</text:p>
          </table:table-cell>
          <table:table-cell office:value-type="float" office:value="1000" table:style-name="ce1">
            <text:p>1000</text:p>
          </table:table-cell>
          <table:table-cell office:value-type="float" office:value="1002" table:style-name="ce1">
            <text:p>1002</text:p>
          </table:table-cell>
          <table:table-cell office:value-type="string" table:style-name="ce3">
            <text:p>Château Clos Mignon Pure Négrette 2018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0.75L | <text:s/>2018</text:p>
          </table:table-cell>
          <table:table-cell office:value-type="string" table:style-name="ce1">
            <text:p>100% Negrette. Personalitate puternica <text:s/>&lt;br&gt;&lt;br&gt;Chateau Clos Mignon este situat intre Garona si Tarn, langa Toulouse in renumita regiune viticola Fronton. Podgoria a devenit Appelation d’Origine Contrôlée in 1975, inca de atunci afiseaza etichete cu denumire de origine controlata, cea mai inalta calitate pe scara vinurilor franceze.</text:p>
          </table:table-cell>
          <table:table-cell office:value-type="string" table:style-name="ce2">
            <text:p>Alcool: 12.5%</text:p>
          </table:table-cell>
          <table:table-cell office:value-type="string" table:style-name="ce1">
            <text:p>174.pn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75</text:p>
          </table:table-cell>
          <table:table-cell office:value-type="float" office:value="1000" table:style-name="ce1">
            <text:p>1000</text:p>
          </table:table-cell>
          <table:table-cell office:value-type="float" office:value="1002" table:style-name="ce1">
            <text:p>1002</text:p>
          </table:table-cell>
          <table:table-cell office:value-type="string" table:style-name="ce3">
            <text:p>Château Clos Mignon Classic 2018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0.75L | <text:s/>2018</text:p>
          </table:table-cell>
          <table:table-cell office:value-type="string" table:style-name="ce1">
            <text:p>50% Negrette, 25% Cabernet, 25% Syrah. Selectii clasice intr-o interpretare moderna <text:s/>&lt;br&gt;&lt;br&gt;Chateau Clos Mignon este situat intre Garona si Tarn, langa Toulouse in renumita regiune viticola Fronton. Podgoria a devenit Appelation d’Origine Contrôlée in 1975, inca de atunci afiseaza etichete cu denumire de origine controlata, cea mai inalta calitate pe scara vinurilor franceze.</text:p>
          </table:table-cell>
          <table:table-cell office:value-type="string" table:style-name="ce2">
            <text:p>Alcool: 12.5%</text:p>
          </table:table-cell>
          <table:table-cell office:value-type="string" table:style-name="ce1">
            <text:p>175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7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PAHARE DIVERSE</text:p>
          </table:table-cell>
          <table:table-cell office:value-type="string" table:style-name="ce1">
            <text:p>Marfuri</text:p>
          </table:table-cell>
          <table:table-cell office:value-type="float" office:value="48" table:style-name="ce1">
            <text:p>48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7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PAHARE COGNIAK</text:p>
          </table:table-cell>
          <table:table-cell office:value-type="string" table:style-name="ce1">
            <text:p>Marfuri</text:p>
          </table:table-cell>
          <table:table-cell office:value-type="float" office:value="11" table:style-name="ce1">
            <text:p>11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7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000017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0000180</text:p>
          </table:table-cell>
          <table:table-cell table:number-columns-repeated="16383"/>
        </table:table-row>
        <table:table-row table:number-rows-repeated="104839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onsolas" svg:font-family="Consolas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/>
      <style:text-properties fo:font-size="24pt" style:font-size-asian="24pt" style:font-size-complex="24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9in" fo:margin-bottom="0.9839in" fo:margin-left="0.748in" fo:margin-right="0.748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430</meta:generator>
    <meta:initial-creator>Colinear</meta:initial-creator>
    <dc:creator>Colinear</dc:creator>
    <meta:creation-date>2019-09-16T13:50:09Z</meta:creation-date>
    <dc:date>2020-02-25T13:30:28Z</dc:date>
    <meta:editing-cycles>54</meta:editing-cycles>
    <meta:editing-duration>PT13755S</meta:editing-duration>
  </office:meta>
</office:document-meta>
</file>